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a3cb" officeooo:paragraph-rsid="000ea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</text:p>
      <text:p text:style-name="P1"/>
      <text:p text:style-name="P1">This is a modified version of exercise 4.21 from the 9th edition of the textbook.</text:p>
      <text:p text:style-name="P1"/>
      <text:p text:style-name="P1">Write a multi-threaded program, Stats.java, in Java that calculates various statistical values</text:p>
      <text:p text:style-name="P1">for a list of numbers. This program (think of it as the "parent" thread) will prompt the user to provide a single line of input consisting of an arbitrarily long series of numbers and will then create three separate worker threads. <text:s/>One thread will determine the average of the numbers, the second</text:p>
      <text:p text:style-name="P1">will determine the maximum value, and the third will determine the minimum value. For example, suppose your program is passed the integers</text:p>
      <text:p text:style-name="P1"/>
      <text:p text:style-name="P1">90 81 78 95 79 72 85</text:p>
      <text:p text:style-name="P1"/>
      <text:p text:style-name="P1">The program will report</text:p>
      <text:p text:style-name="P1"/>
      <text:p text:style-name="P1">The average value is 82</text:p>
      <text:p text:style-name="P1">The minimum value is 72</text:p>
      <text:p text:style-name="P1">The maximum value is 95</text:p>
      <text:p text:style-name="P1"/>
      <text:p text:style-name="P1">The variables representing the average, minimum, and maximum values will be stored globally (i.e., in memory accessible by all three workers). The worker threads will set these values, and the</text:p>
      <text:p text:style-name="P1">parent thread will output the values once the workers have provided the results of their calculations and exited (terminated). </text:p>
      <text:p text:style-name="P1"/>
      <text:p text:style-name="P1">To solve this problem using Java you'll need at least two classes: one for the main program (the "driver"/parent thread), and one for the workers. <text:s/>Or you could use a separate class for each of the workers. <text:s/>If you use just one worker class, you'll probably want to pass an argument to the constructor to indicate the type of worker (average, minimum, maximum).</text:p>
      <text:p text:style-name="P1"/>
      <text:p text:style-name="P1">I should be able to test your program by invoking the main method of Stats.java.</text:p>
      <text:p text:style-name="P1"/>
      <text:p text:style-name="P1"><text:s/></text:p>
      <text:p text:style-name="P1"/>
      <text:p text:style-name="P1">Graduate Students (extra credit for undergraduates):</text:p>
      <text:p text:style-name="P1"/>
      <text:p text:style-name="P1">Expand this program by creating additional threads that determine the median and standard devi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1:13:49.140842000</meta:creation-date>
    <dc:date>2015-05-18T11:14:27.868656000</dc:date>
    <meta:editing-duration>PT38S</meta:editing-duration>
    <meta:editing-cycles>1</meta:editing-cycles>
    <meta:document-statistic meta:table-count="0" meta:image-count="0" meta:object-count="0" meta:page-count="1" meta:paragraph-count="17" meta:word-count="276" meta:character-count="1657" meta:non-whitespace-character-count="1392"/>
    <meta:generator>LibreOffice/4.3.7.2$MacOSX_X86_64 LibreOffice_project/8a35821d8636a03b8bf4e15b48f59794652c68ba</meta:generator>
  </office:meta>
</office:document-meta>
</file>